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769cm" fo:min-width="4.93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561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159cm" fo:padding-top="0.149cm" fo:padding-bottom="0.149cm" fo:padding-left="0.274cm" fo:padding-right="0.274cm"/>
    </style:style>
    <style:style style:name="gr4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6" style:family="graphic" style:parent-style-name="standard">
      <style:graphic-properties draw:stroke="none" svg:stroke-color="#000000" draw:fill="none" draw:fill-color="#ffffff" fo:min-height="0.391cm"/>
    </style:style>
    <style:style style:name="gr7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3.078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92cm"/>
    </style:style>
    <style:style style:name="gr9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47cm" fo:padding-top="0.149cm" fo:padding-bottom="0.149cm" fo:padding-left="0.274cm" fo:padding-right="0.274cm"/>
    </style:style>
    <style:style style:name="gr10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214cm" fo:min-width="7.18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933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679cm" fo:padding-top="0.149cm" fo:padding-bottom="0.149cm" fo:padding-left="0.274cm" fo:padding-right="0.274cm"/>
    </style:style>
    <style:style style:name="gr1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691cm" fo:padding-top="0.149cm" fo:padding-bottom="0.149cm" fo:padding-left="0.274cm" fo:padding-right="0.274cm"/>
    </style:style>
    <style:style style:name="gr14" style:family="graphic" style:parent-style-name="standard">
      <style:graphic-properties draw:stroke="none" draw:fill-color="#66ccff" draw:textarea-horizontal-align="justify" draw:textarea-vertical-align="middle" draw:auto-grow-height="false" fo:min-height="0.1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>
      <loext:graphic-properties draw:fill-color="#66ccff"/>
      <style:paragraph-properties fo:text-align="center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Ubuntu Mono" fo:font-size="11pt" fo:font-style="italic" fo:text-shadow="none" style:text-underline-style="none" fo:font-weight="normal" style:letter-kerning="true" style:font-name-asian="WenQuanYi Zen Hei Sharp" style:font-size-asian="11pt" style:font-style-asian="italic" style:font-weight-asian="normal" style:font-name-complex="Lohit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0000" style:font-name="Ubuntu Mono" fo:font-size="11pt" style:font-size-asian="11pt" style:font-size-complex="11pt"/>
    </style:style>
    <style:style style:name="T7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05cm" svg:height="2.193cm" svg:x="0.481cm" svg:y="1.90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5.474cm" svg:height="1.811cm" svg:x="0.626cm" svg:y="2.242cm">
          <draw:text-box>
            <text:p text:style-name="P3"><text:span text:style-name="T3">CODE: </text:span><text:span text:style-name="T4">myMethod()</text:span></text:p>
            <text:p text:style-name="P3"><text:span text:style-name="T5">NAME:</text:span><text:span text:style-name="T6"> </text:span><text:span text:style-name="T7">myMethod</text:span></text:p>
            <text:p text:style-name="P3"><text:span text:style-name="T5">DISPATCH_TYPE:</text:span><text:span text:style-name="T8"> </text:span><text:span text:style-name="T7">static</text:span></text:p>
            <text:p text:style-name="P3"><text:span text:style-name="T5">ORDER:</text:span><text:span text:style-name="T8"> </text:span><text:span text:style-name="T9">0</text:span></text:p>
          </draw:text-box>
        </draw:frame>
        <draw:custom-shape draw:style-name="gr3" draw:text-style-name="P5" draw:layer="layout" svg:width="1.719cm" svg:height="0.5cm" svg:x="0.281cm" svg:y="1.707cm">
          <text:p text:style-name="P1"><text:span text:style-name="T10">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draw:line-skew="0.207cm" svg:x1="4.285cm" svg:y1="5.895cm" svg:x2="3.283cm" svg:y2="4.1cm" draw:start-shape="id1" draw:start-glue-point="0" draw:end-shape="id2" svg:d="M4285 5895c0-1036-1002-139-1002-1795" svg:viewBox="0 0 1003 1796">
          <text:p/>
        </draw:connector>
        <draw:custom-shape draw:style-name="gr5" draw:text-style-name="P7" draw:layer="layout" svg:width="0.9cm" svg:height="0.4cm" svg:x="3cm" svg:y="4.61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cm" svg:height="0.641cm" svg:x="2.9cm" svg:y="4.499cm">
          <draw:text-box>
            <text:p text:style-name="P1"><text:span text:style-name="T11">AST</text:span></text:p>
          </draw:text-box>
        </draw:frame>
        <draw:custom-shape draw:style-name="gr7" draw:text-style-name="P2" draw:layer="layout" svg:width="3.73cm" svg:height="1.513cm" svg:x="2.97cm" svg:y="6.09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53cm" svg:height="1.17cm" svg:x="3.17cm" svg:y="6.43cm">
          <draw:text-box>
            <text:p text:style-name="P3"><text:span text:style-name="T5">CODE:</text:span><text:span text:style-name="T6"> </text:span><text:span text:style-name="T7">42</text:span></text:p>
            <text:p text:style-name="P3"><text:span text:style-name="T5">ORDER:</text:span><text:span text:style-name="T8"> </text:span><text:span text:style-name="T4">1</text:span></text:p>
          </draw:text-box>
        </draw:frame>
        <draw:custom-shape draw:style-name="gr9" draw:text-style-name="P5" xml:id="id1" draw:id="id1" draw:layer="layout" svg:width="3.03cm" svg:height="0.5cm" svg:x="2.77cm" svg:y="5.895cm">
          <text:p text:style-name="P1"><text:span text:style-name="T10">IDENT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" draw:id="id5" draw:layer="layout" svg:width="7.839cm" svg:height="1.618cm" svg:x="8.861cm" svg:y="0.78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7.898cm" svg:height="1.183cm" svg:x="9.002cm" svg:y="1.117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</draw:text-box>
        </draw:frame>
        <draw:custom-shape draw:style-name="gr12" draw:text-style-name="P5" xml:id="id3" draw:id="id3" draw:layer="layout" svg:width="3.239cm" svg:height="0.5cm" svg:x="8.661cm" svg:y="0.582cm">
          <text:p text:style-name="P1"><text:span text:style-name="T10">METHOD_IN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8.661cm" svg:y1="0.832cm" svg:x2="6.086cm" svg:y2="3.003cm" draw:start-shape="id3" draw:start-glue-point="3" draw:end-shape="id2" svg:d="M8661 832c-1932 0-645 2171-2575 2171" svg:viewBox="0 0 2576 2172">
          <text:p/>
        </draw:connector>
        <draw:custom-shape draw:style-name="gr5" draw:text-style-name="P7" draw:layer="layout" svg:width="0.9cm" svg:height="0.4cm" svg:x="7cm" svg:y="1.71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cm" svg:height="0.641cm" svg:x="6.9cm" svg:y="1.6cm">
          <draw:text-box>
            <text:p text:style-name="P1"><text:span text:style-name="T11">AST</text:span></text:p>
          </draw:text-box>
        </draw:frame>
        <draw:custom-shape draw:style-name="gr10" draw:text-style-name="P2" draw:layer="layout" svg:width="7.839cm" svg:height="1.618cm" svg:x="8.849cm" svg:y="4.38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7.898cm" svg:height="1.183cm" svg:x="8.99cm" svg:y="4.718cm">
          <draw:text-box>
            <text:p text:style-name="P3"><text:span text:style-name="T5">NAME:</text:span><text:span text:style-name="T6"> </text:span><text:span text:style-name="T7">myMethod</text:span></text:p>
            <text:p text:style-name="P3"><text:span text:style-name="T5">FULL_NAME:</text:span><text:span text:style-name="T8"> </text:span><text:span text:style-name="T4">io.shiftleft.Foo.myMethod</text:span></text:p>
          </draw:text-box>
        </draw:frame>
        <draw:custom-shape draw:style-name="gr13" draw:text-style-name="P5" xml:id="id4" draw:id="id4" draw:layer="layout" svg:width="2.251cm" svg:height="0.5cm" svg:x="8.649cm" svg:y="4.183cm">
          <text:p text:style-name="P1"><text:span text:style-name="T10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9.774cm" svg:y1="4.183cm" svg:x2="12.78cm" svg:y2="2.4cm" draw:start-shape="id4" draw:start-glue-point="0" draw:end-shape="id5" svg:d="M9774 4183c0-1336 3006-445 3006-1783" svg:viewBox="0 0 3007 1784">
          <text:p/>
        </draw:connector>
        <draw:custom-shape draw:style-name="gr14" draw:text-style-name="P9" draw:layer="layout" svg:width="0.9cm" svg:height="0.4cm" svg:x="10.988cm" svg:y="3.1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cm" svg:height="0.641cm" svg:x="10.888cm" svg:y="3.001cm">
          <draw:text-box>
            <text:p text:style-name="P1"><text:span text:style-name="T11">RE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07-06T10:23:38.282622339</dc:date>
    <meta:editing-duration>PT23H25M59S</meta:editing-duration>
    <meta:editing-cycles>62</meta:editing-cycles>
    <meta:generator>LibreOffice/6.0.3.2$Linux_X86_64 LibreOffice_project/00$Build-2</meta:generator>
    <meta:document-statistic meta:object-count="21"/>
  </office:meta>
</office:document-meta>
</file>